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1f53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1f53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2281b" officeooo:paragraph-rsid="005228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1f531"/>
    </style:style>
    <style:style style:name="P6" style:family="paragraph" style:parent-style-name="Standard" style:list-style-name="L1">
      <style:text-properties style:text-line-through-style="none" style:text-line-through-type="none" style:font-name="DejaVu Sans Condensed" fo:font-size="12pt" fo:font-style="normal" style:text-underline-style="none" fo:font-weight="normal" officeooo:rsid="0052281b" officeooo:paragraph-rsid="0052281b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1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4fb44b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500375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50f692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52281b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52ac0a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T8" style:family="text">
      <style:text-properties officeooo:rsid="0053ca5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7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5"><text:span text:style-name="T2">2</text:span><text:span text:style-name="T3">0</text:span><text:span text:style-name="T6">4</text:span><text:span text:style-name="T1"> - </text:span><text:span text:style-name="T4">Ground - </text:span><text:span text:style-name="T5">Shutdown</text:span></text:p>
      <text:p text:style-name="P3"/>
      <text:p text:style-name="P4">Shutdown -- WIP<text:span text:style-name="T8">, steps from manual, needs verification</text:span></text:p>
      <text:list text:style-name="L1">
        <text:list-item>
          <text:p text:style-name="P6">Parking brake ... Set (hold parking brake button, hold toe brakes, release parking brake button, release toe brakes)</text:p>
        </text:list-item>
        <text:list-item>
          <text:p text:style-name="P6">Heater function switch ... OFF (roof console forward left)</text:p>
        </text:list-item>
        <text:list-item>
          <text:p text:style-name="P6">AFCS SYSTEM SEL knob ... OFF (center angled console middle)</text:p>
        </text:list-item>
        <text:list-item>
          <text:p text:style-name="P6">MFDs ... OFF</text:p>
        </text:list-item>
        <text:list-item>
          <text:p text:style-name="P6">APU switch ... RUN for 5 seconds, START for 2 seconds, then back to RUN</text:p>
        </text:list-item>
        <text:list-item>
          <text:p text:style-name="P6">When APU RDY light is on, continue.</text:p>
        </text:list-item>
        <text:list-item>
          <text:p text:style-name="P6">APU GEN switch ... ON</text:p>
        </text:list-item>
        <text:list-item>
          <text:p text:style-name="P6">GEN 1 and GEN 2 switches ... OFF (wait 2 seconds in between)</text:p>
        </text:list-item>
        <text:list-item>
          <text:p text:style-name="P6">ENG COND levers ... GROUND</text:p>
        </text:list-item>
        <text:list-item>
          <text:p text:style-name="P6">XFEED switch ... CLOSE</text:p>
        </text:list-item>
        <text:list-item>
          <text:p text:style-name="P6">All FUEL PUMP switches ... OFF</text:p>
        </text:list-item>
        <text:list-item>
          <text:p text:style-name="P6">ENG COND levers ... STOP (technically you should wait 2 minutes after switching to GROUND to allow cooldown)</text:p>
        </text:list-item>
        <text:list-item>
          <text:p text:style-name="P6">B/U PWR switch ... OFF</text:p>
        </text:list-item>
        <text:list-item>
          <text:p text:style-name="P6">PWR XFER 1 and PWR XFER 2 switches ... OFF</text:p>
        </text:list-item>
        <text:list-item>
          <text:p text:style-name="P6">APU GEN switch ... OFF</text:p>
        </text:list-item>
        <text:list-item>
          <text:p text:style-name="P6">APU switch ... OFF</text:p>
        </text:list-item>
        <text:list-item>
          <text:p text:style-name="P6">BATT switch ... OF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42M30S</meta:editing-duration>
    <meta:editing-cycles>57</meta:editing-cycles>
    <meta:generator>LibreOffice/7.4.5.1$Windows_X86_64 LibreOffice_project/9c0871452b3918c1019dde9bfac75448afc4b57f</meta:generator>
    <dc:date>2024-11-03T11:41:03.536000000</dc:date>
    <meta:document-statistic meta:table-count="1" meta:image-count="0" meta:object-count="0" meta:page-count="1" meta:paragraph-count="25" meta:word-count="189" meta:character-count="926" meta:non-whitespace-character-count="779"/>
  </office:meta>
</office:document-meta>
</file>